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689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101cm"/>
    </style:style>
    <style:style style:name="Table1.C" style:family="table-column">
      <style:table-column-properties style:column-width="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1cm"/>
    </style:style>
    <style:style style:name="Table2" style:family="table">
      <style:table-properties style:width="5.507cm" table:align="left"/>
    </style:style>
    <style:style style:name="Table2.A" style:family="table-column">
      <style:table-column-properties style:column-width="1.289cm"/>
    </style:style>
    <style:style style:name="Table2.B" style:family="table-column">
      <style:table-column-properties style:column-width="1.713cm"/>
    </style:style>
    <style:style style:name="Table2.C" style:family="table-column">
      <style:table-column-properties style:column-width="2.50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0.709cm" table:align="left"/>
    </style:style>
    <style:style style:name="Table3.A" style:family="table-column">
      <style:table-column-properties style:column-width="3.692cm"/>
    </style:style>
    <style:style style:name="Table3.B" style:family="table-column">
      <style:table-column-properties style:column-width="2.635cm"/>
    </style:style>
    <style:style style:name="Table3.C" style:family="table-column">
      <style:table-column-properties style:column-width="4.382cm"/>
    </style:style>
    <style:style style:name="Table3.A1" style:family="table-cell">
      <style:table-cell-properties style:vertical-align="middle" fo:padding="0.049cm" fo:border="1pt solid #adb9cc"/>
    </style:style>
    <style:style style:name="P1" style:family="paragraph" style:parent-style-name="Title">
      <style:paragraph-properties fo:margin-top="0.222cm" fo:margin-bottom="0.011cm" style:contextual-spacing="false"/>
      <style:text-properties fo:font-size="21pt" style:font-size-asian="21pt" style:font-size-complex="21pt"/>
    </style:style>
    <style:style style:name="P2" style:family="paragraph" style:parent-style-name="Title">
      <style:paragraph-properties fo:margin-top="0.222cm" fo:margin-bottom="0.011cm" style:contextual-spacing="false"/>
      <style:text-properties fo:font-size="16pt" officeooo:paragraph-rsid="000938ae" style:font-size-asian="16pt" style:font-size-complex="16pt"/>
    </style:style>
    <style:style style:name="P3" style:family="paragraph" style:parent-style-name="Title">
      <style:paragraph-properties fo:margin-top="0.222cm" fo:margin-bottom="0.011cm" style:contextual-spacing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fd58" officeooo:paragraph-rsid="0002fd5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7185" officeooo:paragraph-rsid="00043f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fd58" officeooo:paragraph-rsid="00043f3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2fd58" officeooo:paragraph-rsid="0007aa95" style:font-weight-asian="bold" style:font-weight-complex="bold"/>
    </style:style>
    <style:style style:name="P8" style:family="paragraph" style:parent-style-name="Standard">
      <style:text-properties fo:font-weight="bold" officeooo:rsid="0002fd58" officeooo:paragraph-rsid="0007aa95" style:font-weight-asian="bold" style:font-weight-complex="bold"/>
    </style:style>
    <style:style style:name="P9" style:family="paragraph" style:parent-style-name="Standard">
      <style:text-properties fo:font-weight="normal" officeooo:rsid="00037185" officeooo:paragraph-rsid="0007aa9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7185" officeooo:paragraph-rsid="00037185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fo:font-weight="bold" officeooo:paragraph-rsid="000453c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paragraph-rsid="000453c1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43f3e" officeooo:paragraph-rsid="00060251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43f3e" officeooo:paragraph-rsid="000453c1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37185" officeooo:paragraph-rsid="00037185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037185" officeooo:paragraph-rsid="0004c3b6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rsid="0004c3b6" officeooo:paragraph-rsid="0004c3b6" style:font-weight-asian="bold" style:font-weight-complex="bold"/>
    </style:style>
    <style:style style:name="P18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fo:font-weight="bold" officeooo:rsid="0004c3b6" officeooo:paragraph-rsid="0004c3b6" style:font-weight-asian="bold" style:font-weight-complex="bold"/>
    </style:style>
    <style:style style:name="P1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font-weight="bold" officeooo:rsid="0004c3b6" officeooo:paragraph-rsid="0004c3b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37185" officeooo:paragraph-rsid="00043f3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37185" officeooo:paragraph-rsid="000371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37185" officeooo:paragraph-rsid="0003718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60251" officeooo:paragraph-rsid="0006025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60251" officeooo:paragraph-rsid="00060251" style:font-weight-asian="bold" style:font-weight-complex="bold"/>
    </style:style>
    <style:style style:name="P25" style:family="paragraph" style:parent-style-name="Standard">
      <style:paragraph-properties fo:margin-left="2.501cm" fo:text-align="start" style:justify-single-word="false" fo:text-indent="0cm" style:auto-text-indent="false"/>
      <style:text-properties fo:font-weight="bold" officeooo:rsid="0007aa95" officeooo:paragraph-rsid="0007aa95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07aa95" officeooo:paragraph-rsid="0007aa95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7aa95" officeooo:paragraph-rsid="0007aa95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2fd58" officeooo:paragraph-rsid="0002fd5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7aa95" officeooo:paragraph-rsid="0007aa9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60251" officeooo:paragraph-rsid="0007aa95" style:font-weight-asian="bold" style:font-weight-complex="bold"/>
    </style:style>
    <style:style style:name="P31" style:family="paragraph" style:parent-style-name="Standard">
      <style:paragraph-properties fo:margin-left="2.501cm" fo:text-align="start" style:justify-single-word="false" fo:text-indent="0cm" style:auto-text-indent="false"/>
      <style:text-properties fo:font-weight="normal" officeooo:rsid="0007aa95" officeooo:paragraph-rsid="0007aa95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00834e3" officeooo:paragraph-rsid="000834e3"/>
    </style:style>
    <style:style style:name="P33" style:family="paragraph" style:parent-style-name="Standard">
      <style:paragraph-properties fo:margin-left="2.501cm" fo:line-height="115%" fo:text-align="start" style:justify-single-word="false" fo:text-indent="0cm" style:auto-text-indent="false"/>
      <style:text-properties fo:font-weight="bold" officeooo:rsid="000834e3" officeooo:paragraph-rsid="000834e3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weight="bold" officeooo:rsid="0007aa95" officeooo:paragraph-rsid="0007aa95" style:font-weight-asian="bold" style:font-weight-complex="bold"/>
    </style:style>
    <style:style style:name="P35" style:family="paragraph" style:parent-style-name="Title">
      <style:paragraph-properties fo:break-before="page"/>
      <style:text-properties fo:font-size="18pt" style:font-size-asian="18pt" style:font-size-complex="18pt"/>
    </style:style>
    <style:style style:name="P36" style:family="paragraph" style:parent-style-name="Text_20_body">
      <style:text-properties fo:font-weight="bold" officeooo:rsid="00086012" officeooo:paragraph-rsid="00086012" style:font-weight-asian="bold" style:font-weight-complex="bold"/>
    </style:style>
    <style:style style:name="P37" style:family="paragraph" style:parent-style-name="Text_20_body">
      <style:text-properties fo:font-weight="normal" officeooo:rsid="00086012" officeooo:paragraph-rsid="00086012" style:font-weight-asian="normal" style:font-weight-complex="normal"/>
    </style:style>
    <style:style style:name="P38" style:family="paragraph" style:parent-style-name="Standard">
      <style:text-properties fo:color="#000000" loext:opacity="100%" style:font-name="Menlo" fo:font-size="9pt" fo:font-weight="normal" officeooo:paragraph-rsid="00086012" fo:background-color="#f6f9d4"/>
    </style:style>
    <style:style style:name="P39" style:family="paragraph" style:parent-style-name="Standard">
      <style:paragraph-properties style:line-height-at-least="0.476cm"/>
      <style:text-properties fo:color="#000000" loext:opacity="100%" fo:background-color="#f6f9d4"/>
    </style:style>
    <style:style style:name="P40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Menlo" fo:font-size="9pt" fo:font-weight="normal" fo:background-color="#f6f9d4"/>
    </style:style>
    <style:style style:name="P41" style:family="paragraph" style:parent-style-name="Title">
      <style:text-properties fo:font-size="18pt" style:font-size-asian="18pt" style:font-size-complex="18pt"/>
    </style:style>
    <style:style style:name="P42" style:family="paragraph" style:parent-style-name="Text_20_body">
      <style:text-properties fo:font-size="18pt" style:font-size-asian="18pt" style:font-size-complex="18pt"/>
    </style:style>
    <style:style style:name="P43" style:family="paragraph" style:parent-style-name="Text_20_body">
      <style:text-properties fo:font-variant="normal" fo:text-transform="none" fo:color="#000000" loext:opacity="100%" style:font-name="Google Sans" fo:font-size="12pt" fo:letter-spacing="normal" fo:font-style="normal" fo:font-weight="normal" officeooo:rsid="000938ae" officeooo:paragraph-rsid="000938ae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8pt" officeooo:rsid="000938ae" officeooo:paragraph-rsid="000a443b" style:font-size-asian="18pt" style:font-size-complex="18pt"/>
    </style:style>
    <style:style style:name="P45" style:family="paragraph" style:parent-style-name="Text_20_body">
      <style:text-properties fo:font-size="14pt" officeooo:rsid="000938ae" officeooo:paragraph-rsid="000938ae" style:font-size-asian="14pt" style:font-size-complex="14pt"/>
    </style:style>
    <style:style style:name="P46" style:family="paragraph" style:parent-style-name="Text_20_body">
      <style:text-properties fo:font-size="14pt" officeooo:rsid="000a443b" officeooo:paragraph-rsid="000a443b" style:font-size-asian="14pt" style:font-size-complex="14pt"/>
    </style:style>
    <style:style style:name="P47" style:family="paragraph" style:parent-style-name="Title">
      <style:text-properties fo:font-size="20pt" style:font-size-asian="20pt" style:font-size-complex="20pt"/>
    </style:style>
    <style:style style:name="P48" style:family="paragraph" style:parent-style-name="Text_20_body">
      <style:text-properties fo:font-size="14pt" officeooo:rsid="000aee9e" officeooo:paragraph-rsid="000aee9e" style:font-size-asian="14pt" style:font-size-complex="14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51" style:family="paragraph" style:parent-style-name="Text_20_body">
      <style:paragraph-properties fo:text-align="center" style:justify-single-word="false"/>
      <style:text-properties fo:font-size="18pt" officeooo:paragraph-rsid="000aee9e" style:font-size-asian="18pt" style:font-size-complex="18pt"/>
    </style:style>
    <style:style style:name="P52" style:family="paragraph" style:parent-style-name="Text_20_body">
      <style:paragraph-properties fo:text-align="center" style:justify-single-word="false" fo:break-before="page"/>
      <style:text-properties fo:font-size="18pt" fo:font-weight="bold" officeooo:paragraph-rsid="000aee9e" style:font-size-asian="18pt" style:font-weight-asian="bold" style:font-size-complex="18pt" style:font-weight-complex="bold"/>
    </style:style>
    <style:style style:name="P53" style:family="paragraph" style:parent-style-name="Text_20_body">
      <style:text-properties fo:font-size="14pt" officeooo:rsid="000d3c9d" officeooo:paragraph-rsid="000d3c9d" style:font-size-asian="14pt" style:font-size-complex="14pt"/>
    </style:style>
    <style:style style:name="P54" style:family="paragraph" style:parent-style-name="Text_20_body" style:list-style-name="L3">
      <style:text-properties fo:font-size="14pt" officeooo:paragraph-rsid="000aee9e" style:font-size-asian="14pt" style:font-size-complex="14pt"/>
    </style:style>
    <style:style style:name="P55" style:family="paragraph" style:parent-style-name="Text_20_body" style:list-style-name="L3">
      <style:paragraph-properties fo:text-align="center" style:justify-single-word="false"/>
      <style:text-properties fo:font-size="24pt" officeooo:rsid="000d3c9d" officeooo:paragraph-rsid="000d3c9d" style:font-size-asian="24pt" style:font-size-complex="24pt"/>
    </style:style>
    <style:style style:name="P56" style:family="paragraph" style:parent-style-name="Text_20_body" style:list-style-name="L3">
      <style:paragraph-properties fo:text-align="start" style:justify-single-word="false"/>
      <style:text-properties fo:font-size="24pt" officeooo:rsid="000d3c9d" officeooo:paragraph-rsid="000d3c9d" style:font-size-asian="24pt" style:font-size-complex="24pt"/>
    </style:style>
    <style:style style:name="P57" style:family="paragraph" style:parent-style-name="Text_20_body" style:list-style-name="L3">
      <style:paragraph-properties fo:text-align="start" style:justify-single-word="false"/>
      <style:text-properties fo:font-size="14pt" officeooo:rsid="000d3c9d" officeooo:paragraph-rsid="000d3c9d" style:font-size-asian="12.25pt" style:font-size-complex="14pt"/>
    </style:style>
    <style:style style:name="T1" style:family="text">
      <style:text-properties officeooo:rsid="000938ae"/>
    </style:style>
    <style:style style:name="T2" style:family="text">
      <style:text-properties officeooo:rsid="000834e3"/>
    </style:style>
    <style:style style:name="T3" style:family="text">
      <style:text-properties fo:font-weight="normal" officeooo:rsid="00037185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4c3b6"/>
    </style:style>
    <style:style style:name="T6" style:family="text">
      <style:text-properties officeooo:rsid="00037185"/>
    </style:style>
    <style:style style:name="T7" style:family="text">
      <style:text-properties fo:font-weight="normal" officeooo:rsid="00043f3e" style:font-weight-asian="normal" style:font-weight-complex="normal"/>
    </style:style>
    <style:style style:name="T8" style:family="text">
      <style:text-properties fo:font-style="italic" fo:font-weight="normal" officeooo:rsid="00043f3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c3b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06025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060251" style:font-weight-asian="normal" style:font-weight-complex="normal"/>
    </style:style>
    <style:style style:name="T12" style:family="text">
      <style:text-properties fo:font-weight="normal" officeooo:rsid="000453c1" style:font-weight-asian="normal" style:font-weight-complex="normal"/>
    </style:style>
    <style:style style:name="T13" style:family="text">
      <style:text-properties fo:font-style="italic" fo:font-weight="normal" officeooo:rsid="0006025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007aa95"/>
    </style:style>
    <style:style style:name="T17" style:family="text">
      <style:text-properties fo:font-weight="normal" officeooo:rsid="000834e3" style:font-weight-asian="normal" style:font-weight-complex="normal"/>
    </style:style>
    <style:style style:name="T18" style:family="text">
      <style:text-properties fo:font-weight="normal" officeooo:rsid="0008601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e6e8f0" loext:opacity="100%" fo:letter-spacing="normal"/>
    </style:style>
    <style:style style:name="T21" style:family="text">
      <style:text-properties fo:font-variant="normal" fo:text-transform="none" fo:color="#000000" loext:opacity="100%" style:font-name="Google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fo:font-size="12pt" fo:letter-spacing="normal" fo:font-weight="normal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Google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officeooo:rsid="000a443b"/>
    </style:style>
    <style:style style:name="T26" style:family="text">
      <style:text-properties fo:color="#551a8b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74pt dashed #ddddd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4pt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DSA</text:p>
      <text:p text:style-name="P2">COMPLEXITY<text:span text:style-name="T1">s</text:span></text:p>
      <text:p text:style-name="P3">1.TIME COMPLEXITY<text:span text:style-name="T1">s</text:span><text:span text:style-name="T2">(1 hr)</text:span></text:p>
      <text:p text:style-name="P4">1.Time complexity ---&gt;<text:span text:style-name="T3">Rate of increase time with respect to input size.</text:span></text:p>
      <text:p text:style-name="P5">O = order of growth rate</text:p>
      <text:p text:style-name="P6"><text:span text:style-name="T3"/></text:p>
      <text:p text:style-name="P7">O(logn) ---&gt; <text:span text:style-name="T4">Time complexity is elimate 50% at one time .</text:span></text:p>
      <text:p text:style-name="P7">O(n)</text:p>
      <text:p text:style-name="P8">O(n)^2</text:p>
      <text:p text:style-name="P8">O(n)^3</text:p>
      <text:p text:style-name="P8">O(N^2)</text:p>
      <text:p text:style-name="P8">O(N!)</text:p>
      <text:p text:style-name="P9">O(2N)</text:p>
      <text:p text:style-name="P10">Note points</text:p>
      <text:p text:style-name="P10"/>
      <text:list text:style-name="L1">
        <text:list-item>
          <text:p text:style-name="P11"><text:span text:style-name="T5">A</text:span><text:span text:style-name="T6">lways calculate time complexity in worst case only.</text:span></text:p>
          <text:p text:style-name="P12"><text:span text:style-name="T3">w</text:span><text:span text:style-name="T7">e has three cases: </text:span><text:span text:style-name="T8">This find in the </text:span><text:span text:style-name="T9">01.</text:span><text:span text:style-name="T8">program </text:span></text:p>
          <text:list>
            <text:list-item>
              <text:p text:style-name="P13"><text:span text:style-name="T4">Best case <text:s/></text:span><text:span text:style-name="T10">(OMEGA)</text:span><text:span text:style-name="T11"> </text:span><text:span text:style-name="T4">: </text:span><text:span text:style-name="T12">here O(2) <text:s text:c="3"/>// </text:span><text:span text:style-name="T11">lower bound</text:span></text:p>
            </text:list-item>
            <text:list-item>
              <text:p text:style-name="P14"><text:span text:style-name="T4">Average case <text:s/></text:span><text:span text:style-name="T11">(</text:span><text:span text:style-name="T13">THETA)</text:span><text:span text:style-name="T14">:</text:span><text:span text:style-name="T4"> </text:span><text:span text:style-name="T12">O(6) </text:span></text:p>
            </text:list-item>
            <text:list-item>
              <text:p text:style-name="P14"><text:span text:style-name="T4">worst case </text:span><text:span text:style-name="T13">(BIG - O)</text:span><text:span text:style-name="T12">: O(10) <text:s text:c="8"/>//</text:span><text:span text:style-name="T11">upper bound</text:span></text:p>
            </text:list-item>
          </text:list>
          <text:p text:style-name="P14"><text:span text:style-name="T4"/></text:p>
        </text:list-item>
        <text:list-item>
          <text:p text:style-name="P15">Avoid the constant values</text:p>
        </text:list-item>
        <text:list-item>
          <text:p text:style-name="P16">Avoid lower bound</text:p>
          <text:p text:style-name="P16"/>
        </text:list-item>
      </text:list>
      <text:list text:style-name="L2">
        <text:list-header>
          <text:p text:style-name="P17">1. LETS CALCULATE PROBLEM ON TIME COMPLEXITY.</text:p>
          <text:p text:style-name="P18">Q: TC = O(8N^6 + 3N^2 +15 <text:s/>) if N = 10^5</text:p>
          <text:p text:style-name="P19">Step 1: O(8N^6 + 3N^2 <text:s text:c="2"/>) //<text:span text:style-name="T4"> from 2</text:span><text:span text:style-name="T15">nd</text:span><text:span text:style-name="T4"> note point.</text:span></text:p>
          <text:p text:style-name="P19">Step 2: O(8N^30 + 3N^10 <text:s/>) </text:p>
          <text:p text:style-name="P19">Step 3: O(8N^30 ) <text:span text:style-name="T4">from 3rd note point.</text:span></text:p>
          <text:p text:style-name="P19">Step 4: O(8N^6) <text:span text:style-name="T4">common N value</text:span></text:p>
          <text:p text:style-name="P19">Step 5<text:span text:style-name="T4">: </text:span>O(N^6) // answer</text:p>
        </text:list-header>
      </text:list>
      <text:p text:style-name="P20"><text:span text:style-name="T4"/></text:p>
      <text:p text:style-name="P20"><text:span text:style-name="T4">Simple Ex </text:span><text:span text:style-name="T11">1</text:span><text:span text:style-name="T4">: </text:span><text:span text:style-name="T7">#</text:span><text:span text:style-name="T8">this find in program no </text:span><text:span text:style-name="T9">02</text:span><text:span text:style-name="T8"> in the found</text:span></text:p>
      <text:p text:style-name="P21"><text:s text:c="6"/>for i in range (1, 6): // here i = 1; i &gt;=6; i++</text:p>
      <text:p text:style-name="P21"><text:s text:c="6"/>print(shiva) </text:p>
      <text:p text:style-name="P21"><text:s text:c="6"/>// totally we has three operations</text:p>
      <text:p text:style-name="P21"><text:s text:c="6"/>//so our time complexity is O(3N)</text:p>
      <text:p text:style-name="P22"><text:span text:style-name="T4"/></text:p>
      <text:p text:style-name="P23">EXAMPLE 2: <text:s/>refer at 03.program.</text:p>
      <text:p text:style-name="P24">for i in range (1, n+1)</text:p>
      <text:p text:style-name="P24"><text:tab/>for j in range (1, n+1)</text:p>
      <text:p text:style-name="P25">{</text:p>
      <text:p text:style-name="P25">// code</text:p>
      <text:p text:style-name="P25">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i</text:p>
          </table:table-cell>
          <table:table-cell table:style-name="Table1.A1" office:value-type="string">
            <text:p text:style-name="P26">j</text:p>
          </table:table-cell>
          <table:table-cell table:style-name="Table1.C1" office:value-type="string">
            <text:p text:style-name="P26">Over all TC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,2,3,...N</text:p>
          </table:table-cell>
          <table:table-cell table:style-name="Table1.C2" office:value-type="string">
            <text:p text:style-name="P26">N</text:p>
          </table:table-cell>
        </table:table-row>
        <table:table-row table:style-name="Table1.3"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1,2,3,...N</text:p>
          </table:table-cell>
          <table:table-cell table:style-name="Table1.C2" office:value-type="string">
            <text:p text:style-name="P26">N</text:p>
          </table:table-cell>
        </table:table-row>
        <text:soft-page-break/>
        <table:table-row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1,2,3,...N</text:p>
          </table:table-cell>
          <table:table-cell table:style-name="Table1.C2" office:value-type="string">
            <text:p text:style-name="P26">N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6">1,2,3,...N</text:p>
          </table:table-cell>
          <table:table-cell table:style-name="Table1.C2" office:value-type="string">
            <text:p text:style-name="P26">N</text:p>
          </table:table-cell>
        </table:table-row>
      </table:table>
      <text:p text:style-name="P27">Final Time complexity = O(n^2)</text:p>
      <text:p text:style-name="P28"/>
      <text:p text:style-name="P29"><text:span text:style-name="T4">EXAMPLE : 3 </text:span><text:span text:style-name="T11"><text:s/>refer at 0</text:span><text:span text:style-name="T4">4</text:span><text:span text:style-name="T11">.program.</text:span></text:p>
      <text:p text:style-name="P30">for i in range (1, n+1)</text:p>
      <text:p text:style-name="P30"><text:tab/>for j in range (1, <text:span text:style-name="T16">i</text:span>+1)</text:p>
      <text:p text:style-name="P25">{</text:p>
      <text:p text:style-name="P25">// code</text:p>
      <text:p text:style-name="P31">}</text:p>
      <text:p text:style-name="P25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i</text:p>
          </table:table-cell>
          <table:table-cell table:style-name="Table2.A1" office:value-type="string">
            <text:p text:style-name="P32">j</text:p>
          </table:table-cell>
          <table:table-cell table:style-name="Table2.C1" office:value-type="string">
            <text:p text:style-name="P32">Over all TC</text:p>
          </table:table-cell>
        </table:table-row>
        <table:table-row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A2" office:value-type="string">
            <text:p text:style-name="P32">2</text:p>
          </table:table-cell>
          <table:table-cell table:style-name="Table2.C2" office:value-type="string">
            <text:p text:style-name="P32">2</text:p>
          </table:table-cell>
        </table:table-row>
        <table:table-row>
          <table:table-cell table:style-name="Table2.A2" office:value-type="string">
            <text:p text:style-name="P32">n</text:p>
          </table:table-cell>
          <table:table-cell table:style-name="Table2.A2" office:value-type="string">
            <text:p text:style-name="P32">n</text:p>
          </table:table-cell>
          <table:table-cell table:style-name="Table2.C2" office:value-type="string">
            <text:p text:style-name="P32">n</text:p>
          </table:table-cell>
        </table:table-row>
      </table:table>
      <text:p text:style-name="P25"><text:span text:style-name="T4"/></text:p>
      <text:p text:style-name="P33">TC = N(N+1)/2</text:p>
      <text:p text:style-name="P33">= (n^2+n)/2</text:p>
      <text:p text:style-name="P33">= n^2/2 + n/2 </text:p>
      <text:p text:style-name="P33">= n^2/2 // from note point 3 remove lower bound</text:p>
      <text:p text:style-name="P33">= 1/2 * n^2 <text:s/>// from note point 2 remove constant</text:p>
      <text:p text:style-name="P33">= O(n^2)</text:p>
      <text:p text:style-name="P34"/>
      <text:p text:style-name="P35"><text:span text:style-name="T2">2.</text:span>SPACE COMPLEXITY <text:span text:style-name="T1">(15 min)</text:span></text:p>
      <text:h text:style-name="Heading_20_4" text:outline-level="4">Auxiliary Space :<text:span text:style-name="T17">The extra space used to slove the program</text:span></text:h>
      <text:h text:style-name="Heading_20_4" text:outline-level="4"><text:span text:style-name="T18">I</text:span><text:span text:style-name="T19">nput space :</text:span><text:span text:style-name="T18"> The space used to store input.</text:span></text:h>
      <text:p text:style-name="Text_20_body"><text:span text:style-name="T18"/></text:p>
      <text:p text:style-name="P36">SPACE COMPLEXITY = AUXILIARY SPACE + INPUT SPACE</text:p>
      <text:p text:style-name="P37">1. HOW TO CALCULATE SPACE COMPLEXITY?</text:p>
      <text:p text:style-name="P36">Ans:<text:span text:style-name="T4">Using BIG – O Notation.</text:span></text:p>
      <text:p text:style-name="P36">Example 1: refer the 04.program.</text:p>
      <text:p text:style-name="P38">#difference between Auxiliary space &amp; Input space </text:p>
      <text:p text:style-name="P39"/>
      <text:p text:style-name="P40">x = 12 # Input space </text:p>
      <text:p text:style-name="P40">y = 11 # Input space </text:p>
      <text:p text:style-name="P40">z = 13 # Input space </text:p>
      <text:p text:style-name="P39"/>
      <text:p text:style-name="P40">total = x+y+z # Auxiliary space </text:p>
      <text:p text:style-name="P40">print(total)</text:p>
      <text:p text:style-name="P38"/>
      <text:p text:style-name="P36"/>
      <text:p text:style-name="P41">3. Time limit <text:span text:style-name="T1">Exceed</text:span> <text:span text:style-name="T1">(TLE)</text:span></text:p>
      <text:p text:style-name="P42"><text:span text:style-name="T20"> </text:span><text:span text:style-name="Strong_20_Emphasis"><text:span text:style-name="T21">Time Limit Exceeded (TLE)</text:span></text:span><text:span text:style-name="T22"> </text:span><text:span text:style-name="T21">is </text:span><text:span text:style-name="T23">an error indicating that your code was unable to finish executing within the platform's allocated timeframe for a specific test case</text:span><text:span text:style-name="T21">.</text:span></text:p>
      <text:p text:style-name="P43">For example if </text:p>
      <text:p text:style-name="P44"><text:span text:style-name="T21">Time limit = <text:s/>1 sec</text:span><text:span text:style-name="T24"> ---&gt; 10^8 <text:s/>(sever done in sec).</text:span></text:p>
      <text:p text:style-name="P45">EXAMPLE 1: </text:p>
      <text:p text:style-name="P45">list = [1,2, 3, 4 ,5 , 6, 7]</text:p>
      <text:p text:style-name="P45">sort = ? # we have to sort</text:p>
      <text:p text:style-name="P45">TC = n^2 </text:p>
      <text:p text:style-name="P45">cons<text:span text:style-name="T25">traints = 1 &lt; n &lt; 10^5</text:span></text:p>
      <text:p text:style-name="P46">let calculate = in worst case (10^5 ) ^2 (from TC)</text:p>
      <text:p text:style-name="P46"><text:s text:c="21"/>= 10^10 operations</text:p>
      <text:p text:style-name="P46">now lets calculate time </text:p>
      <text:p text:style-name="P46"><text:s text:c="20"/>= 10^10 /10^8 </text:p>
      <text:p text:style-name="P46"><text:s text:c="20"/>= 10^2 <text:s/>= 100 sec here we TLE error...</text:p>
      <text:p text:style-name="P47"><text:soft-page-break/>OPERATIONS</text:p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9"><text:span text:style-name="Strong_20_Emphasis">Operation</text:span></text:p>
          </table:table-cell>
          <table:table-cell table:style-name="Table3.A1" office:value-type="string">
            <text:p text:style-name="P49"><text:span text:style-name="Strong_20_Emphasis">Average Case</text:span></text:p>
          </table:table-cell>
          <table:table-cell table:style-name="Table3.A1" office:value-type="string">
            <text:p text:style-name="P49"><text:a xlink:type="simple" xlink:href="http://en.wikipedia.org/wiki/Amortized_analysis" text:style-name="Internet_20_link" text:visited-style-name="Visited_20_Internet_20_Link"><text:span text:style-name="Strong_20_Emphasis"><text:span text:style-name="T26">Amortized Worst Case</text:span></text:span></text:a></text:p>
          </table:table-cell>
        </table:table-row>
        <table:table-row>
          <table:table-cell table:style-name="Table3.A1" office:value-type="string">
            <text:p text:style-name="P49"><text:bookmark text:name="line-19"/>Copy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20"/>Append[1] </text:p>
          </table:table-cell>
          <table:table-cell table:style-name="Table3.A1" office:value-type="string">
            <text:p text:style-name="P49">O(1) </text:p>
          </table:table-cell>
          <table:table-cell table:style-name="Table3.A1" office:value-type="string">
            <text:p text:style-name="P49">O(1) </text:p>
          </table:table-cell>
        </table:table-row>
        <table:table-row>
          <table:table-cell table:style-name="Table3.A1" office:value-type="string">
            <text:p text:style-name="P49"><text:bookmark text:name="line-21"/>Pop last </text:p>
          </table:table-cell>
          <table:table-cell table:style-name="Table3.A1" office:value-type="string">
            <text:p text:style-name="P49">O(1) </text:p>
          </table:table-cell>
          <table:table-cell table:style-name="Table3.A1" office:value-type="string">
            <text:p text:style-name="P49">O(1) </text:p>
          </table:table-cell>
        </table:table-row>
        <table:table-row>
          <table:table-cell table:style-name="Table3.A1" office:value-type="string">
            <text:p text:style-name="P49"><text:bookmark text:name="line-22"/>Pop intermediate[2]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23"/>Insert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24"/>Get Item </text:p>
          </table:table-cell>
          <table:table-cell table:style-name="Table3.A1" office:value-type="string">
            <text:p text:style-name="P49">O(1) </text:p>
          </table:table-cell>
          <table:table-cell table:style-name="Table3.A1" office:value-type="string">
            <text:p text:style-name="P49">O(1) </text:p>
          </table:table-cell>
        </table:table-row>
        <table:table-row>
          <table:table-cell table:style-name="Table3.A1" office:value-type="string">
            <text:p text:style-name="P49"><text:bookmark text:name="line-25"/>Set Item </text:p>
          </table:table-cell>
          <table:table-cell table:style-name="Table3.A1" office:value-type="string">
            <text:p text:style-name="P49">O(1) </text:p>
          </table:table-cell>
          <table:table-cell table:style-name="Table3.A1" office:value-type="string">
            <text:p text:style-name="P49">O(1) </text:p>
          </table:table-cell>
        </table:table-row>
        <table:table-row>
          <table:table-cell table:style-name="Table3.A1" office:value-type="string">
            <text:p text:style-name="P49"><text:bookmark text:name="line-26"/>Delete Item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27"/>Iteration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28"/>Get Slice </text:p>
          </table:table-cell>
          <table:table-cell table:style-name="Table3.A1" office:value-type="string">
            <text:p text:style-name="P49">O(k) </text:p>
          </table:table-cell>
          <table:table-cell table:style-name="Table3.A1" office:value-type="string">
            <text:p text:style-name="P49">O(k) </text:p>
          </table:table-cell>
        </table:table-row>
        <table:table-row>
          <table:table-cell table:style-name="Table3.A1" office:value-type="string">
            <text:p text:style-name="P49"><text:bookmark text:name="line-29"/>Del Slice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49">O(n) </text:p>
          </table:table-cell>
        </table:table-row>
        <table:table-row>
          <table:table-cell table:style-name="Table3.A1" office:value-type="string">
            <text:p text:style-name="P49"><text:bookmark text:name="line-30"/>Set Slice </text:p>
          </table:table-cell>
          <table:table-cell table:style-name="Table3.A1" office:value-type="string">
            <text:p text:style-name="P49">O(k+n) </text:p>
          </table:table-cell>
          <table:table-cell table:style-name="Table3.A1" office:value-type="string">
            <text:p text:style-name="P49">O(k+n) </text:p>
          </table:table-cell>
        </table:table-row>
        <table:table-row>
          <table:table-cell table:style-name="Table3.A1" office:value-type="string">
            <text:p text:style-name="P49"><text:bookmark text:name="line-31"/>Extend[1] </text:p>
          </table:table-cell>
          <table:table-cell table:style-name="Table3.A1" office:value-type="string">
            <text:p text:style-name="P49">O(k) </text:p>
          </table:table-cell>
          <table:table-cell table:style-name="Table3.A1" office:value-type="string">
            <text:p text:style-name="P49">O(k) </text:p>
          </table:table-cell>
        </table:table-row>
        <table:table-row>
          <table:table-cell table:style-name="Table3.A1" office:value-type="string">
            <text:p text:style-name="P49"><text:a xlink:type="simple" xlink:href="http://svn.python.org/projects/python/trunk/Objects/listsort.txt" text:style-name="Internet_20_link" text:visited-style-name="Visited_20_Internet_20_Link"><text:bookmark text:name="line-32"/><text:span text:style-name="T26">Sort</text:span></text:a></text:p>
          </table:table-cell>
          <table:table-cell table:style-name="Table3.A1" office:value-type="string">
            <text:p text:style-name="P49">O(n log n) </text:p>
          </table:table-cell>
          <table:table-cell table:style-name="Table3.A1" office:value-type="string">
            <text:p text:style-name="P49">O(n log n) </text:p>
          </table:table-cell>
        </table:table-row>
        <table:table-row>
          <table:table-cell table:style-name="Table3.A1" office:value-type="string">
            <text:p text:style-name="P49"><text:bookmark text:name="line-33"/>Multiply </text:p>
          </table:table-cell>
          <table:table-cell table:style-name="Table3.A1" office:value-type="string">
            <text:p text:style-name="P49">O(nk) </text:p>
          </table:table-cell>
          <table:table-cell table:style-name="Table3.A1" office:value-type="string">
            <text:p text:style-name="P49">O(nk) </text:p>
          </table:table-cell>
        </table:table-row>
        <table:table-row>
          <table:table-cell table:style-name="Table3.A1" office:value-type="string">
            <text:p text:style-name="P49"><text:bookmark text:name="line-34"/>x in s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49"><text:bookmark text:name="line-35"/>min(s), max(s) </text:p>
          </table:table-cell>
          <table:table-cell table:style-name="Table3.A1" office:value-type="string">
            <text:p text:style-name="P49">O(n) </text:p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49"><text:bookmark text:name="line-36"/>Get Length </text:p>
          </table:table-cell>
          <table:table-cell table:style-name="Table3.A1" office:value-type="string">
            <text:p text:style-name="P49">O(1) </text:p>
          </table:table-cell>
          <table:table-cell table:style-name="Table3.A1" office:value-type="string">
            <text:p text:style-name="P49">O(1) </text:p>
          </table:table-cell>
        </table:table-row>
      </table:table>
      <text:p text:style-name="P48"/>
      <text:p text:style-name="P48"/>
      <text:p text:style-name="P51"><text:span text:style-name="T27"/></text:p>
      <text:p text:style-name="P52"><text:span text:style-name="T27">2 .Basic Maths Logic Buildup</text:span></text:p>
      <text:p text:style-name="P53">For below all <text:s/>programs go the Basic Maths Logic Buildup folder.</text:p>
      <text:list text:style-name="L3">
        <text:list-item>
          <text:p text:style-name="P54">Extraction of Digits</text:p>
        </text:list-item>
        <text:list-item>
          <text:p text:style-name="P54">Count Digits</text:p>
        </text:list-item>
        <text:list-item>
          <text:p text:style-name="P54">Reverse a number</text:p>
        </text:list-item>
        <text:list-item>
          <text:p text:style-name="P54">Check palindrome</text:p>
        </text:list-item>
        <text:list-item>
          <text:p text:style-name="P54">Armstrong Number</text:p>
        </text:list-item>
        <text:list-item>
          <text:p text:style-name="P54">Print all Divisors of a number</text:p>
        </text:list-item>
        <text:list-item>
          <text:p text:style-name="P54">Check Prime</text:p>
          <text:p text:style-name="P55">3.HASHING </text:p>
          <text:p text:style-name="P56"><text:span text:style-name="T28">Hashing : prestoring values into data structure like List /Dictionary/Sets and fetching it.</text:span></text:p>
          <text:p text:style-name="P57">Constraints</text:p>
          <text:p text:style-name="P5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0:38:17.451027875</meta:creation-date>
    <dc:date>2026-04-20T10:44:39.341988028</dc:date>
    <meta:editing-duration>PT17H21M40S</meta:editing-duration>
    <meta:editing-cycles>2</meta:editing-cycles>
    <meta:generator>LibreOffice/24.8.4.2$MacOSX_AARCH64 LibreOffice_project/bb3cfa12c7b1bf994ecc5649a80400d06cd71002</meta:generator>
    <meta:document-statistic meta:table-count="3" meta:image-count="0" meta:object-count="0" meta:page-count="5" meta:paragraph-count="174" meta:word-count="627" meta:character-count="3161" meta:non-whitespace-character-count="2554"/>
  </office:meta>
</office:document-meta>
</file>